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fill="none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4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0.5cm" loext:decorative="false"/>
    </style:style>
    <style:style style:name="gr50" style:family="graphic">
      <style:graphic-properties style:writing-mode="lr-tb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748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5.2cm" loext:decorative="false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1cm" fo:min-width="20.5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6.5cm" fo:min-width="5.2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7.2cm" loext:decorative="false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6.2cm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999cm" fo:min-width="26.2cm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5cm" loext:decorative="false"/>
      <style:paragraph-properties style:writing-mode="lr-tb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3.75cm" svg:y="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1cm" svg:x="3.7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6cm" svg:height="1cm" svg:x="4.85cm" svg:y="8.1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75cm" svg:height="1cm" svg:x="2.5cm" svg:y="2.25cm">
          <draw:text-box>
            <text:p>Хост или id</text:p>
          </draw:text-box>
        </draw:frame>
        <draw:frame draw:style-name="gr15" draw:text-style-name="P7" draw:layer="layout" svg:width="2cm" svg:height="1cm" svg:x="8.8cm" svg:y="2.25cm">
          <draw:text-box>
            <text:p>порт</text:p>
          </draw:text-box>
        </draw:frame>
        <draw:custom-shape draw:style-name="gr16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12.866cm" svg:y1="3cm" svg:x2="23.456cm" svg:y2="3cm">
          <text:p/>
        </draw:line>
        <draw:custom-shape draw:style-name="gr28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3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45cm" svg:height="11.25cm" svg:x="13.8cm" svg:y="2.5cm">
          <text:p text:style-name="P13"><text:span text:style-name="T2">Картинка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4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4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48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0">
          <draw:custom-shape draw:style-name="gr44" draw:text-style-name="P3" draw:layer="layout" svg:width="4.376cm" svg:height="1.002cm" draw:transform="rotate (1.5697491292437) translate (0.999cm 14.376cm)">
            <text:p text:style-name="P5">Параметр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1" draw:text-style-name="P3" draw:layer="layout" svg:width="4.248cm" svg:height="1.002cm" draw:transform="rotate (1.5697491292437) translate (0.999cm 9.999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" draw:text-style-name="P3" draw:layer="layout" svg:width="4.376cm" svg:height="1.002cm" draw:transform="rotate (1.5697491292437) translate (0.999cm 18.749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50">
          <draw:custom-shape draw:style-name="gr52" draw:text-style-name="P1" draw:layer="layout" svg:width="21cm" svg:height="2.971cm" svg:x="2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layout" svg:width="4.346cm" svg:height="0.594cm" svg:x="6.344cm" svg:y="19.377cm">
            <text:p text:style-name="P8"><text:span text:style-name="T1">Сообщеин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" draw:layer="layout" svg:width="21cm" svg:height="2.377cm" svg:x="2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" draw:layer="layout" svg:width="21cm" svg:height="0.594cm" svg:x="2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1.087cm" svg:height="2.377cm" svg:x="21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2.059cm" svg:y="17.0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7" draw:text-style-name="P9" draw:layer="layout" svg:width="4.344cm" svg:height="0.595cm" svg:x="2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8" draw:text-style-name="P1" draw:layer="layout" svg:width="5.7cm" svg:height="7.5cm" svg:x="23cm" svg:y="12.5cm">
          <text:p text:style-name="P5">Свойств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21cm" svg:height="11.25cm" svg:x="2cm" svg:y="5.75cm">
          <text:p text:style-name="P13"><text:span text:style-name="T2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5.7cm" svg:height="6.75cm" svg:x="23cm" svg:y="5.75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" draw:layer="layout" svg:width="27.7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1cm" svg:height="1cm" svg:x="1cm" svg:y="2.25cm">
          <text:p text:style-name="P5"><text:span text:style-name="T3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26.7cm" svg:height="1.25cm" svg:x="2cm" svg:y="3.25cm">
          <text:p text:style-name="P5">Иерархическое меню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26.7cm" svg:height="1.249cm" svg:x="2cm" svg:y="4.501cm">
          <text:p text:style-name="P5">Панели управления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8.75cm" svg:height="1cm" svg:x="2cm" svg:y="2.25cm">
          <text:p text:style-name="P5"><text:span text:style-name="T4">Название файла — имя сборк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11-12T16:21:33.406000000</dc:date>
    <meta:editing-duration>P1DT19M45S</meta:editing-duration>
    <meta:editing-cycles>20</meta:editing-cycles>
    <meta:generator>LibreOffice/7.6.5.2$Windows_X86_64 LibreOffice_project/38d5f62f85355c192ef5f1dd47c5c0c0c6d6598b</meta:generator>
    <meta:document-statistic meta:object-count="80"/>
  </office:meta>
</office:document-meta>
</file>